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 style:list-style-name="L6">
      <style:text-properties fo:font-weight="bold" style:font-weight-asian="bold" style:font-weight-complex="bold"/>
    </style:style>
    <style:style style:name="P7" style:family="paragraph" style:parent-style-name="Standard" style:list-style-name="L7">
      <style:text-properties fo:font-weight="bold" style:font-weight-asian="bold" style:font-weight-complex="bold"/>
    </style:style>
    <style:style style:name="P8" style:family="paragraph" style:parent-style-name="Standard" style:list-style-name="L8">
      <style:text-properties fo:font-weight="bold" style:font-weight-asian="bold" style:font-weight-complex="bold"/>
    </style:style>
    <style:style style:name="P9" style:family="paragraph" style:parent-style-name="Standard" style:list-style-name="L10">
      <style:text-properties fo:font-weight="bold" style:font-weight-asian="bold" style:font-weight-complex="bold"/>
    </style:style>
    <style:style style:name="P10" style:family="paragraph" style:parent-style-name="Standard" style:list-style-name="L12">
      <style:text-properties fo:font-weight="bold" style:font-weight-asian="bold" style:font-weight-complex="bold"/>
    </style:style>
    <style:style style:name="P11" style:family="paragraph" style:parent-style-name="Standard" style:list-style-name="L13">
      <style:text-properties fo:font-weight="bold" style:font-weight-asian="bold" style:font-weight-complex="bold"/>
    </style:style>
    <style:style style:name="P12" style:family="paragraph" style:parent-style-name="Standard" style:list-style-name="L2"/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9">
      <style:text-properties fo:font-weight="normal" style:font-weight-asian="normal" style:font-weight-complex="normal"/>
    </style:style>
    <style:style style:name="P16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***Use Case Name<text:tab/>:</text:span> AddNewHospitalRecord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Standard"/>
      <text:list xml:id="list4482225017759203684" text:style-name="L1">
        <text:list-item>
          <text:p text:style-name="P2">Administrator clicks the "Add New Hospital Record" button on administrator main page.</text:p>
        </text:list-item>
        <text:list-item>
          <text:p text:style-name="P2">Hospital Appointment System fetches the screen which adding process can be done.</text:p>
        </text:list-item>
        <text:list-item>
          <text:p text:style-name="P2">Administrator fills the related areas with informations of the new hospital.</text:p>
        </text:list-item>
        <text:list-item>
          <text:p text:style-name="P2">Administrator clicks "Save" button.</text:p>
        </text:list-item>
        <text:list-item>
          <text:p text:style-name="P2">Hospital Appointment System saves the new hospital and its informations to the database and displays a "Saved successfully!" message in a dialogue box.</text:p>
        </text:list-item>
        <text:list-item>
          <text:p text:style-name="P2">Administrator clicks the "Add New Clinic" button.</text:p>
        </text:list-item>
        <text:list-item>
          <text:p text:style-name="P2">System fetches the screen which adding clinic process can be done.</text:p>
        </text:list-item>
        <text:list-item>
          <text:p text:style-name="P2">Administrator fills the related areas with clinic informations of the new hospital.</text:p>
        </text:list-item>
        <text:list-item>
          <text:p text:style-name="P2">Administrator clicks "Save &amp; Exit" button.</text:p>
        </text:list-item>
        <text:list-item>
          <text:p text:style-name="P2">System saves the new clinic and its informations for the new hospital to the database and displays a "Saved successfully!" message on a dialogue box.</text:p>
        </text:list-item>
        <text:list-item>
          <text:p text:style-name="P2">System fetches the main screen of administrator.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</text:span> System saves the informations to the database and directs administrator to his/her main page.</text:p>
      <text:p text:style-name="Standard"/>
      <text:p text:style-name="Standard"><text:span text:style-name="T1">Quality Requirements:</text:span> 3*. If administrator does not fill all necessary areas for the new record, system displays a warning message.</text:p>
      <text:p text:style-name="Standard">5*. If system fails to save informations to the database, it displays a "saving is unsuccessful" message.</text:p>
      <text:p text:style-name="Standard">8*. If administrator does not fill all necessary areas for the new record, system displays a warning message.</text:p>
      <text:p text:style-name="Standard">8**. If administrator closes the page without saving, system does not save the informations.</text:p>
      <text:p text:style-name="Standard">10*. If system fails to save informations to the database, it displays a "saving is unsuccessful" message.</text:p>
      <text:p text:style-name="Standard"/>
      <text:p text:style-name="Standard"/>
      <text:p text:style-name="Standard"/>
      <text:p text:style-name="Standard"><text:span text:style-name="T1">***Use Case Name<text:tab/>:</text:span> ListHospitals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/>
      <text:list xml:id="list5376583008033826521" text:style-name="L2">
        <text:list-item>
          <text:p text:style-name="P12">Administrator clicks the "List Hospitals" button on administrator main page.</text:p>
        </text:list-item>
        <text:list-item>
          <text:p text:style-name="P12">Hospital Appointment System fetches the screen which list of hospitals can be displayed.</text:p>
        </text:list-item>
        <text:list-item>
          <text:p text:style-name="P12">Administrator clicks "Back" button.</text:p>
        </text:list-item>
        <text:list-item>
          <text:p text:style-name="P12">The system directs administrator to his/her main page.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><text:span text:style-name="T1">Exit Condition<text:tab/>:</text:span> Administrator clicks "Back" button and system directs him/her to the <text:soft-page-break/>administrator main page.</text:p>
      <text:p text:style-name="Standard"/>
      <text:p text:style-name="Standard"><text:span text:style-name="T1">Quality Requirements:</text:span> None.</text:p>
      <text:p text:style-name="Standard"/>
      <text:p text:style-name="Standard"/>
      <text:p text:style-name="Standard"/>
      <text:p text:style-name="Standard"><text:span text:style-name="T1">***Use Case Name<text:tab/>:</text:span> UpdateHospitalInformations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3"/>
      <text:list xml:id="list5067222967362674565" text:style-name="L3">
        <text:list-item>
          <text:p text:style-name="P14">Administrator selects a hospital from the list and clicks the "Update Hospital Informations" button.</text:p>
        </text:list-item>
        <text:list-item>
          <text:p text:style-name="P14">System fetches the screen which selected hospital informations is displayed by retrieving the informations from database.</text:p>
        </text:list-item>
        <text:list-item>
          <text:p text:style-name="P14">Administrator fills the necessary fields that is going to be changed.</text:p>
        </text:list-item>
        <text:list-item>
          <text:p text:style-name="P14">Administrator clicks "Save" button.</text:p>
        </text:list-item>
        <text:list-item>
          <text:p text:style-name="P14">System displays a "Saved successfully!" message on a dialogue box.</text:p>
        </text:list-item>
        <text:list-item>
          <text:p text:style-name="P14">System redirects the administrator to the administrator main page.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the screen which hospitals are listed.</text:p>
      <text:p text:style-name="Standard"/>
      <text:p text:style-name="Standard"><text:span text:style-name="T1">Exit Condition<text:tab/>:</text:span> Administrator clicks "Save" button and system redirects him/her to the administrator main page.</text:p>
      <text:p text:style-name="Standard"/>
      <text:p text:style-name="P1">Quality Requirements: <text:span text:style-name="T2">1*. If administrator does not select any hospital from the list, system displays a warning message, like "Please select a hospital to update.".</text:span></text:p>
      <text:p text:style-name="P1"><text:span text:style-name="T2">3*. If administrator leaves an area empty, system displays a warning message.</text:span></text:p>
      <text:p text:style-name="P1"><text:span text:style-name="T2">4*. If administrator closes the page without saving, system does not save the informations.</text:span></text:p>
      <text:p text:style-name="P1"><text:span text:style-name="T2">4**. If administrator clicks the "Update Clinics" button, system fetches the screen that list of clinics is displayed.</text:span></text:p>
      <text:p text:style-name="Standard"/>
      <text:p text:style-name="Standard"/>
      <text:p text:style-name="Standard"/>
      <text:p text:style-name="Standard"><text:span text:style-name="T1">***Use Case Name<text:tab/>:</text:span> CheckAccountInformations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7992784577308970517" text:style-name="L4">
        <text:list-item>
          <text:p text:style-name="P4"><text:span text:style-name="T2">Administrator clicks the "Account Informations" link on administrator main page.</text:span></text:p>
        </text:list-item>
        <text:list-item>
          <text:p text:style-name="P4"><text:span text:style-name="T2">System retrieves the informations of administrator from database and fetches the screen that contains all saved personal informations.</text:span></text:p>
        </text:list-item>
        <text:list-item>
          <text:p text:style-name="P4"><text:span text:style-name="T2">Administrator clicks "Back" button.</text:span></text:p>
        </text:list-item>
        <text:list-item>
          <text:p text:style-name="P4"><text:span text:style-name="T2">The system redirects administrator to his/her main page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 </text:span><text:span text:style-name="T2">Administrator clicks "Back" button and <text:s/>system redirects administrator to </text:span><text:soft-page-break/><text:span text:style-name="T2">his/her main page.</text:span></text:p>
      <text:p text:style-name="Standard"/>
      <text:p text:style-name="P1">Quality Requirements:<text:span text:style-name="T2"> None.</text:span></text:p>
      <text:p text:style-name="Standard"/>
      <text:p text:style-name="Standard"/>
      <text:p text:style-name="Standard"/>
      <text:p text:style-name="Standard"><text:span text:style-name="T1">***Use Case Name<text:tab/>:</text:span> UpdateAccountInformations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5376197101522169668" text:style-name="L5">
        <text:list-item>
          <text:p text:style-name="P5"><text:span text:style-name="T2">Administrator changes necessary areas to update and clicks the "Update" button.</text:span></text:p>
        </text:list-item>
        <text:list-item>
          <text:p text:style-name="P5"><text:span text:style-name="T2">System saves the new informations to the database.</text:span></text:p>
        </text:list-item>
        <text:list-item>
          <text:p text:style-name="P5"><text:span text:style-name="T2">System displays a "Update successfully!" message on a dialogue box.</text:span></text:p>
        </text:list-item>
        <text:list-item>
          <text:p text:style-name="P5"><text:span text:style-name="T2">Administrator clicks "Back" button.</text:span></text:p>
        </text:list-item>
        <text:list-item>
          <text:p text:style-name="P5"><text:span text:style-name="T2">System redirects the administrator to the administrator main page.</text:span></text:p>
        </text:list-item>
      </text:list>
      <text:p text:style-name="Standard"/>
      <text:p text:style-name="Standard"><text:span text:style-name="T1">Entry Condition<text:tab/>: </text:span><text:span text:style-name="T2">1. </text:span>Administrator logs in to the Hospital Appointment System.</text:p>
      <text:p text:style-name="Standard"><text:tab/><text:tab/><text:tab/> <text:s/>2. Administrator displays account informations screen.</text:p>
      <text:p text:style-name="Standard"/>
      <text:p text:style-name="Standard"><text:span text:style-name="T1">Exit Condition<text:tab/>:</text:span> <text:span text:style-name="T2">Administrator clicks "Back" button and <text:s/>system redirects administrator to his/her main page.</text:span></text:p>
      <text:p text:style-name="Standard"/>
      <text:p text:style-name="Standard"><text:span text:style-name="T1">Quality Requirements:</text:span><text:span text:style-name="T2"> 1*. If administrator leaves a field empty, system displays a warning message, like "This area can not be empty.".</text:span></text:p>
      <text:p text:style-name="Standard"><text:span text:style-name="T2">1**. If administrator closes the page without saving, system does not save the informations.</text:span></text:p>
      <text:p text:style-name="Standard"><text:span text:style-name="T2">3*. If system fails to save informations to the database, it displays a "saving is unsuccessful" message.</text:span></text:p>
      <text:p text:style-name="Standard"/>
      <text:p text:style-name="Standard"/>
      <text:p text:style-name="Standard"/>
      <text:p text:style-name="Standard"><text:span text:style-name="T1">***Use Case Name<text:tab/>:</text:span> MakeAnnouncements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5459338970591379397" text:style-name="L6">
        <text:list-item>
          <text:p text:style-name="P6"><text:span text:style-name="T2">Administrator clicks "Announcements" link on administrator main page.</text:span></text:p>
        </text:list-item>
        <text:list-item>
          <text:p text:style-name="P6"><text:span text:style-name="T2">System fetches the screen that announcements can be entered.</text:span></text:p>
        </text:list-item>
        <text:list-item>
          <text:p text:style-name="P6"><text:span text:style-name="T2">Administrator enters the announcement to the related field.</text:span></text:p>
        </text:list-item>
        <text:list-item>
          <text:p text:style-name="P6"><text:span text:style-name="T2">Administrator selects the destination pages from dropdown box.</text:span></text:p>
        </text:list-item>
        <text:list-item>
          <text:p text:style-name="P6"><text:span text:style-name="T2">Administrator clicks the "Send Announcement" button.</text:span></text:p>
        </text:list-item>
        <text:list-item>
          <text:p text:style-name="P6"><text:span text:style-name="T2">System displays a "Announcement is sent" message in a dialogue box.</text:span></text:p>
        </text:list-item>
        <text:list-item>
          <text:p text:style-name="P6"><text:span text:style-name="T2">System redirects administrator to the administrator main page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</text:span> <text:span text:style-name="T2">System displays a "Announcement is sent" message in a dialogue box and <text:s/>redirects administrator to the administrator main page.</text:span></text:p>
      <text:p text:style-name="Standard"/>
      <text:p text:style-name="Standard"><text:soft-page-break/><text:span text:style-name="T1">Quality Requirements:</text:span><text:span text:style-name="T2"> 3*. If administrator leaves announcement field empty, system displays a warning message, like "This area can not be empty.".</text:span></text:p>
      <text:p text:style-name="Standard"><text:span text:style-name="T2">4*. If administrator does not select a destination from dropdown box, system displays a warning message, like "A selection must be done".</text:span></text:p>
      <text:p text:style-name="Standard"><text:span text:style-name="T2">5*. If administrator closes the page without clicking send button, system does not send the announcement.</text:span></text:p>
      <text:p text:style-name="Standard"/>
      <text:p text:style-name="Standard"/>
      <text:p text:style-name="Standard"/>
      <text:p text:style-name="Standard"><text:span text:style-name="T1">***Use Case Name<text:tab/>:</text:span> CheckProcessHistory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2157189786856907415" text:style-name="L7">
        <text:list-item>
          <text:p text:style-name="P7"><text:span text:style-name="T2">Administrator clicks "Process History" button on administrator main page.</text:span></text:p>
        </text:list-item>
        <text:list-item>
          <text:p text:style-name="P7"><text:span text:style-name="T2">System fetches the screen that the processes are done by administrator.</text:span></text:p>
        </text:list-item>
        <text:list-item>
          <text:p text:style-name="P7"><text:span text:style-name="T2">Administrator clicks "Back" button.</text:span></text:p>
        </text:list-item>
        <text:list-item>
          <text:p text:style-name="P7"><text:span text:style-name="T2">System redirects administrator to the administrator main page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</text:span> Administrator clicks "Back" button and system redirects to the administrator main page.</text:p>
      <text:p text:style-name="Standard"/>
      <text:p text:style-name="P1">Quality Requirements:<text:span text:style-name="T2"> None.</text:span></text:p>
      <text:p text:style-name="Standard"/>
      <text:p text:style-name="Standard"/>
      <text:p text:style-name="Standard"/>
      <text:p text:style-name="Standard"><text:span text:style-name="T1">***Use Case Name<text:tab/>:</text:span> Login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2585381794846898104" text:style-name="L8">
        <text:list-item>
          <text:p text:style-name="P8"><text:span text:style-name="T2">Administrator displays the login screen of the application.</text:span></text:p>
        </text:list-item>
        <text:list-item>
          <text:p text:style-name="P8"><text:span text:style-name="T2">Administrator enters username and password to the related areas.</text:span></text:p>
        </text:list-item>
        <text:list-item>
          <text:p text:style-name="P8"><text:span text:style-name="T2">Administrator clicks "Login" button.</text:span></text:p>
        </text:list-item>
        <text:list-item>
          <text:p text:style-name="P8"><text:span text:style-name="T2">System checks the informations from database.</text:span></text:p>
        </text:list-item>
        <text:list-item>
          <text:p text:style-name="P8"><text:span text:style-name="T2">System fetches the main screen of administrator.</text:span></text:p>
        </text:list-item>
      </text:list>
      <text:p text:style-name="Standard"/>
      <text:p text:style-name="Standard"><text:span text:style-name="T1">Entry Condition<text:tab/>:</text:span> 1. Administrator displays the login screen of the system.</text:p>
      <text:p text:style-name="Standard"><text:tab/><text:tab/><text:tab/> <text:s/>2. Administrator saves his/her informations to the database.</text:p>
      <text:p text:style-name="Standard"/>
      <text:p text:style-name="Standard"><text:span text:style-name="T1">Exit Condition<text:tab/>:</text:span> Administrator clicks "Login" button and system displays the administrator main page.</text:p>
      <text:p text:style-name="Standard"/>
      <text:p text:style-name="P1">Quality Requirements:<text:span text:style-name="T2"> 2*. If administrator leaves one or more fields empty, system displays a warning message, like "This area can not be empty.".</text:span></text:p>
      <text:p text:style-name="P1"><text:span text:style-name="T2">4*. If the informations checked from database are not true, system displays a warning message, like "Wrong username or password, please retry.".</text:span></text:p>
      <text:p text:style-name="Standard"><text:soft-page-break/></text:p>
      <text:p text:style-name="Standard"/>
      <text:p text:style-name="Standard"/>
      <text:p text:style-name="Standard"><text:span text:style-name="T1">***Use Case Name<text:tab/>:</text:span> Logout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/>
      <text:list xml:id="list2327713949655757416" text:style-name="L9">
        <text:list-item>
          <text:p text:style-name="P15">Administrator clicks "Logout" button.</text:p>
        </text:list-item>
        <text:list-item>
          <text:p text:style-name="P15">System redirects administrator to the login page.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</text:span> Administrator clicks "Logout" button and system redirects administrator to the login page.</text:p>
      <text:p text:style-name="Standard"/>
      <text:p text:style-name="P1">Quality Requirements:<text:span text:style-name="T2"> None.</text:span></text:p>
      <text:p text:style-name="Standard"/>
      <text:p text:style-name="Standard"/>
      <text:p text:style-name="Standard"/>
      <text:p text:style-name="Standard"><text:span text:style-name="T1">***Use Case Name<text:tab/>:</text:span> AddNewPersonnel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3413823004658292713" text:style-name="L10">
        <text:list-item>
          <text:p text:style-name="P9"><text:span text:style-name="T2">Administrator clicks "Add New Personnel" button.</text:span></text:p>
        </text:list-item>
        <text:list-item>
          <text:p text:style-name="P9"><text:span text:style-name="T2">System fetches the screen that new personnel can be added.</text:span></text:p>
        </text:list-item>
        <text:list-item>
          <text:p text:style-name="P9"><text:span text:style-name="T2">Administrator fills the related areas with the personal information of the new personnel.</text:span></text:p>
        </text:list-item>
        <text:list-item>
          <text:p text:style-name="P9"><text:span text:style-name="T2">Administrator clicks "Save" button.</text:span></text:p>
        </text:list-item>
        <text:list-item>
          <text:p text:style-name="P9"><text:span text:style-name="T2">System saves the new personnel and his/her informations to the database.</text:span></text:p>
        </text:list-item>
        <text:list-item>
          <text:p text:style-name="P9"><text:span text:style-name="T2">System displays a "Saved successfully!" message on a dialogue box.</text:span></text:p>
        </text:list-item>
        <text:list-item>
          <text:p text:style-name="P9"><text:span text:style-name="T2">System redirects administrator to the administrator main page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</text:span> <text:span text:style-name="T2">System saves the new personnel and his/her informations to the database, then system displays a "Saved successfully!" message and system redirects administrator to the administrator main page.</text:span></text:p>
      <text:p text:style-name="Standard"/>
      <text:p text:style-name="P1">Quality Requirements:<text:span text:style-name="T2"> 3*. If administrator leaves a field empty, system displays a warning message, like "This area can not be empty.".</text:span></text:p>
      <text:p text:style-name="Standard"><text:span text:style-name="T2">4*. If administrator closes the page without saving, system does not save the informations.</text:span></text:p>
      <text:p text:style-name="P1"><text:span text:style-name="T2">6*. If system fails to save informations to the database, it displays a "saving is unsuccessful" message.</text:span></text:p>
      <text:p text:style-name="P1"/>
      <text:p text:style-name="P1"/>
      <text:p text:style-name="P1"/>
      <text:p text:style-name="Standard"><text:span text:style-name="T1">***Use Case Name<text:tab/>:</text:span> ListPersonnels</text:p>
      <text:p text:style-name="Standard"><text:soft-page-break/></text:p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7820341419661627084" text:style-name="L11">
        <text:list-item>
          <text:p text:style-name="P16"><text:span text:style-name="T2">Administrator clicks the "List Personnels" button on administrator main page.</text:span></text:p>
        </text:list-item>
        <text:list-item>
          <text:p text:style-name="P16">System fetches the screen which list of personnels can be displayed.</text:p>
        </text:list-item>
        <text:list-item>
          <text:p text:style-name="P16">Administrator clicks "Back" button.</text:p>
        </text:list-item>
        <text:list-item>
          <text:p text:style-name="P16"><text:span text:style-name="T2">The system directs administrator to his/her main page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his/her main page.</text:p>
      <text:p text:style-name="Standard"/>
      <text:p text:style-name="Standard"><text:span text:style-name="T1">Exit Condition<text:tab/>:</text:span> Administrator clicks "Back" button and <text:span text:style-name="T2">system directs administrator to his/her main page.</text:span></text:p>
      <text:p text:style-name="Standard"/>
      <text:p text:style-name="P1">Quality Requirements: <text:span text:style-name="T2">None.</text:span></text:p>
      <text:p text:style-name="P1"/>
      <text:p text:style-name="P1"/>
      <text:p text:style-name="P1"/>
      <text:p text:style-name="Standard"><text:span text:style-name="T1">***Use Case Name<text:tab/>:</text:span> EditPersonnelInformations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8030504530504759849" text:style-name="L12">
        <text:list-item>
          <text:p text:style-name="P10"><text:span text:style-name="T2">Administrator selects a personnel that is going to be editted.</text:span></text:p>
        </text:list-item>
        <text:list-item>
          <text:p text:style-name="P10"><text:span text:style-name="T2">Administrator clicks the "Edit Personnel Informations" button.</text:span></text:p>
        </text:list-item>
        <text:list-item>
          <text:p text:style-name="P10"><text:span text:style-name="T2">System fetches the screen that displays the informations of selected personnel.</text:span></text:p>
        </text:list-item>
        <text:list-item>
          <text:p text:style-name="P10"><text:span text:style-name="T2">Administrator changes necessary areas with the personal information of the selected personnel.</text:span></text:p>
        </text:list-item>
        <text:list-item>
          <text:p text:style-name="P10"><text:span text:style-name="T2">Administrator clicks the "Save" button.</text:span></text:p>
        </text:list-item>
        <text:list-item>
          <text:p text:style-name="P10"><text:span text:style-name="T2">System saves the changes to the database.</text:span></text:p>
        </text:list-item>
        <text:list-item>
          <text:p text:style-name="P10"><text:span text:style-name="T2">System displays a "Saved successfully!" message on a dialogue box.</text:span></text:p>
        </text:list-item>
        <text:list-item>
          <text:p text:style-name="P10"><text:span text:style-name="T2">System redirects administrator to the administrator main page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<text:s/>Administrator displays the screen that list of personnels is displayed.</text:p>
      <text:p text:style-name="Standard"/>
      <text:p text:style-name="Standard"><text:span text:style-name="T1">Exit Condition<text:tab/>:</text:span> <text:span text:style-name="T2">System saves the changes to the database and <text:s/>displays a "Saved successfully!" message, then redirects administrator to the administrator main page.</text:span></text:p>
      <text:p text:style-name="Standard"/>
      <text:p text:style-name="P1">Quality Requirements:<text:span text:style-name="T2"> 1*. If administrator does not select a personnel from personnel list, system displays a warning message, like "A selection must be done to edit".</text:span></text:p>
      <text:p text:style-name="P1"><text:span text:style-name="T2">4*. If administrator leaves a field empty, system displays a warning message, like "This area can not be empty.".</text:span></text:p>
      <text:p text:style-name="P1"><text:span text:style-name="T2">5*. If administrator closes the page without saving, system does not save the informations.</text:span></text:p>
      <text:p text:style-name="P1"><text:span text:style-name="T2">7*. If system fails to save informations to the database, it displays a "saving is unsuccessful" message.</text:span></text:p>
      <text:p text:style-name="P1"/>
      <text:p text:style-name="P1"/>
      <text:p text:style-name="P1"/>
      <text:p text:style-name="Standard"><text:soft-page-break/><text:span text:style-name="T1">***Use Case Name<text:tab/>:</text:span> DeletePersonnel</text:p>
      <text:p text:style-name="Standard"/>
      <text:p text:style-name="Standard"><text:span text:style-name="T1">Participating Actor<text:tab/>:</text:span> Initiated by Administrator</text:p>
      <text:p text:style-name="Standard"/>
      <text:p text:style-name="P1">Flow of Events<text:tab/>:</text:p>
      <text:p text:style-name="P1"><text:span text:style-name="T2"/></text:p>
      <text:list xml:id="list6001032217030087456" text:style-name="L13">
        <text:list-item>
          <text:p text:style-name="P11"><text:span text:style-name="T2">Administrator selects a personnel that is going to be deleted.</text:span></text:p>
        </text:list-item>
        <text:list-item>
          <text:p text:style-name="P11"><text:span text:style-name="T2">Administrator clicks the "Delete Personnel" button.</text:span></text:p>
        </text:list-item>
        <text:list-item>
          <text:p text:style-name="P11"><text:span text:style-name="T2">System deletes the selected personnel record from database.</text:span></text:p>
        </text:list-item>
        <text:list-item>
          <text:p text:style-name="P11"><text:span text:style-name="T2">System displays a "Deleted successfully!" message on a dialogue box.</text:span></text:p>
        </text:list-item>
        <text:list-item>
          <text:p text:style-name="P11"><text:span text:style-name="T2">System reloads the personnel list screen.</text:span></text:p>
        </text:list-item>
      </text:list>
      <text:p text:style-name="Standard"/>
      <text:p text:style-name="Standard"><text:span text:style-name="T1">Entry Condition<text:tab/>:</text:span> 1. Administrator logs in to the Hospital Appointment System.</text:p>
      <text:p text:style-name="Standard"><text:tab/><text:tab/><text:tab/> <text:s/>2. Administrator displays the screen that list of personnels is displayed.</text:p>
      <text:p text:style-name="Standard"/>
      <text:p text:style-name="Standard"><text:span text:style-name="T1">Exit Condition<text:tab/>:</text:span> <text:span text:style-name="T2">System displays a "Deleted successfully!" message and system reloads the personnel list screen.</text:span></text:p>
      <text:p text:style-name="Standard"/>
      <text:p text:style-name="P1">Quality Requirements: <text:span text:style-name="T2">1*. If administrator does not select a personnel from personnel list, system displays a warning message, like "A selection must be done to delete".</text:span></text:p>
      <text:p text:style-name="P1"><text:span text:style-name="T2">4*. If system fails to delete informations from the database, it displays a "deleting is unsuccessful" mess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M54S</meta:editing-duration>
    <meta:editing-cycles>82</meta:editing-cycles>
    <meta:generator>OpenOffice/4.1.2$Win32 OpenOffice.org_project/412m3$Build-9782</meta:generator>
    <dc:date>2016-07-03T08:23:13.89</dc:date>
    <dc:creator>duygu ergin</dc:creator>
    <meta:document-statistic meta:table-count="0" meta:image-count="0" meta:object-count="0" meta:page-count="7" meta:paragraph-count="181" meta:word-count="1894" meta:character-count="12664"/>
    <meta:user-defined meta:name="Info 1"/>
    <meta:user-defined meta:name="Info 2"/>
    <meta:user-defined meta:name="Info 3"/>
    <meta:user-defined meta:name="Info 4"/>
  </office:meta>
</office:document-meta>
</file>